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eague Spartan" svg:font-family="'League Spartan', sans-serif"/>
    <style:font-face style:name="Lohit Devanagari1" svg:font-family="'Lohit Devanagari'"/>
    <style:font-face style:name="Raleway" svg:font-family="Raleway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635cm" loext:contextual-spacing="false" fo:line-height="170%" fo:orphans="2" fo:widows="2"/>
      <style:text-properties fo:font-variant="normal" fo:text-transform="none" fo:color="#222222" style:font-name="Raleway" fo:font-size="9pt" fo:letter-spacing="normal" fo:font-style="normal" fo:font-weight="normal" style:font-size-asian="9pt" style:font-size-complex="9pt"/>
    </style:style>
    <style:style style:name="P3" style:family="paragraph" style:parent-style-name="Text_20_body">
      <style:paragraph-properties fo:margin-top="0cm" fo:margin-bottom="0.635cm" loext:contextual-spacing="false" fo:line-height="170%" fo:orphans="2" fo:widows="2"/>
      <style:text-properties fo:font-variant="normal" fo:text-transform="none" fo:color="#222222" fo:font-size="9pt" fo:letter-spacing="normal" style:font-size-asian="9pt" style:font-size-complex="9pt"/>
    </style:style>
    <style:style style:name="P4" style:family="paragraph" style:parent-style-name="Text_20_body">
      <style:paragraph-properties fo:margin-top="0cm" fo:margin-bottom="0.635cm" loext:contextual-spacing="false" fo:line-height="170%" fo:orphans="2" fo:widows="2">
        <style:tab-stops>
          <style:tab-stop style:position="1.298cm"/>
        </style:tab-stops>
      </style:paragraph-properties>
      <style:text-properties fo:font-variant="normal" fo:text-transform="none" fo:color="#222222" fo:font-size="9pt" fo:letter-spacing="normal" style:font-size-asian="9pt" style:font-size-complex="9pt"/>
    </style:style>
    <style:style style:name="P5" style:family="paragraph" style:parent-style-name="Text_20_body">
      <style:paragraph-properties fo:margin-top="0cm" fo:margin-bottom="0.635cm" loext:contextual-spacing="false" fo:line-height="170%" fo:orphans="2" fo:widows="2"/>
      <style:text-properties officeooo:paragraph-rsid="0015e20d"/>
    </style:style>
    <style:style style:name="P6" style:family="paragraph" style:parent-style-name="Heading_20_2">
      <style:paragraph-properties fo:margin-top="1.905cm" fo:margin-bottom="0.247cm" loext:contextual-spacing="false" fo:line-height="170%" fo:orphans="2" fo:widows="2"/>
      <style:text-properties fo:font-variant="normal" fo:text-transform="none" fo:color="#4875d5" style:font-name="League Spartan" fo:font-size="9pt" fo:letter-spacing="0.026cm" fo:font-style="normal" fo:font-weight="normal" style:font-size-asian="9pt" style:font-size-complex="9pt"/>
    </style:style>
    <style:style style:name="P7" style:family="paragraph" style:parent-style-name="Heading_20_1">
      <style:paragraph-properties fo:margin-left="0cm" fo:margin-right="0cm" fo:margin-top="0cm" fo:margin-bottom="0cm" loext:contextual-spacing="false" fo:line-height="170%" fo:orphans="2" fo:widows="2" fo:text-indent="0cm" style:auto-text-indent="false"/>
      <style:text-properties fo:font-variant="normal" fo:text-transform="none" fo:color="#4875d5" style:font-name="League Spartan" fo:font-size="9pt" fo:letter-spacing="0.026cm" fo:font-style="normal" fo:font-weight="normal" style:font-size-asian="9pt" style:font-size-complex="9pt"/>
    </style:style>
    <style:style style:name="P8" style:family="paragraph" style:parent-style-name="Preformatted_20_Text">
      <loext:graphic-properties draw:fill="solid" draw:fill-color="#f1f1f1" draw:opacity="100%"/>
      <style:paragraph-properties fo:margin-top="0cm" fo:margin-bottom="0cm" loext:contextual-spacing="false" fo:line-height="170%" fo:orphans="2" fo:widows="2" fo:background-color="#f1f1f1" fo:padding="0cm" fo:border="none"/>
    </style:style>
    <style:style style:name="P9" style:family="paragraph" style:parent-style-name="Text_20_body">
      <style:paragraph-properties fo:margin-top="0cm" fo:margin-bottom="0.635cm" loext:contextual-spacing="false" fo:line-height="170%" fo:orphans="2" fo:widows="2"/>
      <style:text-properties fo:font-variant="normal" fo:text-transform="none" fo:color="#4875d5" style:font-name="League Spartan" fo:font-size="9pt" fo:letter-spacing="0.026cm" fo:font-style="normal" fo:font-weight="normal" officeooo:paragraph-rsid="0015e20d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.635cm" loext:contextual-spacing="false" fo:line-height="170%" fo:orphans="2" fo:widows="2"/>
      <style:text-properties fo:font-variant="normal" fo:text-transform="none" fo:color="#222222" style:font-name="Raleway" fo:font-size="9pt" fo:letter-spacing="normal" fo:font-style="normal" fo:font-weight="normal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.635cm" loext:contextual-spacing="false" fo:line-height="170%" fo:orphans="2" fo:widows="2"/>
    </style:style>
    <style:style style:name="T1" style:family="text">
      <style:text-properties fo:font-variant="normal" fo:text-transform="none" fo:color="#222222" style:font-name="Raleway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22222" style:font-name="Raleway" fo:font-size="9pt" fo:letter-spacing="normal" fo:font-style="normal" fo:font-weight="normal" fo:background-color="#f1f1f1" loext:char-shading-value="0" style:font-size-asian="9pt" style:font-size-complex="9pt" loext:padding="0cm" loext:border="none"/>
    </style:style>
    <style:style style:name="T3" style:family="text">
      <style:text-properties fo:font-variant="normal" fo:text-transform="none" fo:color="#4875d5" style:font-name="Raleway" fo:font-size="9pt" fo:letter-spacing="normal" fo:font-style="normal" fo:font-weight="normal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P7" text:outline-level="1">4 Steps to Install Kubernetes on Ubuntu 16.04 and 18.04</text:h>
      <text:p text:style-name="P2">This is the fastest tutorial to install and run Kubernetes on Ubuntu.</text:p>
      <text:p text:style-name="P2">With this guide you’ll be running Kubernetes on your Ubuntu machine. It’s the fastest set up for local development.</text:p>
      <text:p text:style-name="P2">We’ll use Minikube, kubectl, and VirtualBox.</text:p>
      <text:p text:style-name="P2">It works flawlessly for Ubuntu 16.04 (Xenial Xerus) and Ubuntu 18.04 (Bionic Beaver).</text:p>
      <text:p text:style-name="P5"><text:span text:style-name="T1">We used a </text:span><text:a xlink:type="simple" xlink:href="https://m.do.co/c/4998dd11748e" text:style-name="Internet_20_link" text:visited-style-name="Visited_20_Internet_20_Link"><text:span text:style-name="T3">DigitalOean virtual machine</text:span></text:a><text:span text:style-name="T1"> to run Kubernetes. But it’ll work great for every Ubuntu installation.</text:span></text:p>
      <text:p text:style-name="P9">1. Update Ubuntu dependencies</text:p>
      <text:p text:style-name="P2">Update your system’s dependencies to get ready for the Kubernetes installation.</text:p>
      <text:p text:style-name="P8"><text:span text:style-name="Source_20_Text"><text:span text:style-name="T2">$ sudo apt-get update</text:span></text:span></text:p>
      <text:p text:style-name="P8"><text:span text:style-name="Source_20_Text"><text:span text:style-name="T2">$ sudo apt-get install -y apt-transport-https</text:span></text:span></text:p>
      <text:p text:style-name="P3"/>
      <text:h text:style-name="P6" text:outline-level="2">2. Install VirtualBox on Ubuntu</text:h>
      <text:p text:style-name="P2">Install VirtualBox to run virtual machines on your system.</text:p>
      <text:p text:style-name="P8"><text:span text:style-name="Source_20_Text"><text:span text:style-name="T2">$ sudo apt-get install -y virtualbox virtualbox-ext-pack</text:span></text:span></text:p>
      <text:h text:style-name="P6" text:outline-level="2"><text:soft-page-break/>3. Install kubectl</text:h>
      <text:p text:style-name="P2">Install kubectl, which you use to interact with the Kubernetes cluster.</text:p>
      <text:p text:style-name="P8"><text:span text:style-name="Source_20_Text"><text:span text:style-name="T2">$ curl -s https://packages.cloud.google.com/apt/doc/apt-key.gpg | sudo apt-key add -</text:span></text:span></text:p>
      <text:p text:style-name="P8"><text:span text:style-name="Source_20_Text"><text:span text:style-name="T2">$ sudo touch /etc/apt/sources.list.d/kubernetes.list </text:span></text:span></text:p>
      <text:p text:style-name="P8"><text:span text:style-name="Source_20_Text"><text:span text:style-name="T2">$ echo "deb http://apt.kubernetes.io/ kubernetes-xenial main" | sudo tee -a /etc/apt/sources.list.d/kubernetes.list</text:span></text:span></text:p>
      <text:p text:style-name="P8"><text:span text:style-name="Source_20_Text"><text:span text:style-name="T2">$ sudo apt-get update</text:span></text:span></text:p>
      <text:p text:style-name="P8"><text:span text:style-name="Source_20_Text"><text:span text:style-name="T2">$ sudo apt-get install -y kubectl</text:span></text:span></text:p>
      <text:p text:style-name="P3"/>
      <text:h text:style-name="P6" text:outline-level="2">4. Install minikube</text:h>
      <text:p text:style-name="P2">Download and install minikube, which runs a single node Kubernetes cluster on your machine.</text:p>
      <text:p text:style-name="P8"><text:span text:style-name="Source_20_Text"><text:span text:style-name="T2">$ curl -Lo minikube https://storage.googleapis.com/minikube/releases/v0.28.2/minikube-linux-amd64</text:span></text:span></text:p>
      <text:p text:style-name="P8"><text:span text:style-name="Source_20_Text"><text:span text:style-name="T2">$ chmod +x minikube &amp;&amp; sudo mv minikube /usr/local/bin/</text:span></text:span></text:p>
      <text:p text:style-name="P4"/>
      <text:h text:style-name="P6" text:outline-level="2">We’re Done!</text:h>
      <text:p text:style-name="P2">Now start up Minikube and use kubectl to find what version of Kubernetes you’re running on Ubuntu.</text:p>
      <text:p text:style-name="P8"><text:span text:style-name="Source_20_Text"><text:span text:style-name="T2">$ minikube start</text:span></text:span></text:p>
      <text:p text:style-name="P8"><text:span text:style-name="Source_20_Text"><text:span text:style-name="T2">$ kubectl api-versions</text:span></text:span></text:p>
      <text:p text:style-name="P3"><text:soft-page-break/></text:p>
      <text:h text:style-name="P6" text:outline-level="2">What did we just install?</text:h>
      <text:list xml:id="list1456532120" text:style-name="L1">
        <text:list-item>
          <text:p text:style-name="P10">VirtualBox runs virtual machines.</text:p>
        </text:list-item>
        <text:list-item>
          <text:p text:style-name="P10">Minikube is a Kubernetes-specific package that runs a local development Kubernetes cluster on VirtualBox.</text:p>
        </text:list-item>
        <text:list-item>
          <text:p text:style-name="P11"><text:span text:style-name="Source_20_Text"><text:span text:style-name="T2">kubectl</text:span></text:span><text:span text:style-name="T1"> is the command line tool that lets you interact with your Minikube Kubernetes clus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eague Spartan" svg:font-family="'League Spartan', sans-serif"/>
    <style:font-face style:name="Lohit Devanagari1" svg:font-family="'Lohit Devanagari'"/>
    <style:font-face style:name="Raleway" svg:font-family="Raleway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30:49.488670041</meta:creation-date>
    <dc:date>2019-10-01T22:41:13.966312845</dc:date>
    <meta:editing-duration>PT10M26S</meta:editing-duration>
    <meta:editing-cycles>1</meta:editing-cycles>
    <meta:generator>LibreOffice/6.2.4.2$Linux_X86_64 LibreOffice_project/20$Build-2</meta:generator>
    <meta:document-statistic meta:table-count="0" meta:image-count="0" meta:object-count="0" meta:page-count="3" meta:paragraph-count="32" meta:word-count="268" meta:character-count="1859" meta:non-whitespace-character-count="1625"/>
  </office:meta>
</office:document-meta>
</file>